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8B0000023DD54A8917.png" manifest:media-type="image/png"/>
  <manifest:file-entry manifest:full-path="Pictures/100000010000077400000372E2A25A64.png" manifest:media-type="image/png"/>
  <manifest:file-entry manifest:full-path="Pictures/100000010000077D0000037CAA594EAE.png" manifest:media-type="image/png"/>
  <manifest:file-entry manifest:full-path="Pictures/100000010000077900000357E86A799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loext:decorative="false"/>
    </style:style>
    <style:style style:name="gr2" style:family="graphic" style:parent-style-name="standard">
      <style:graphic-properties draw:textarea-vertical-align="middle" loext:decorative="false"/>
    </style:style>
    <style:style style:name="gr3" style:family="graphic" style:parent-style-name="objectwithoutfill">
      <style:graphic-properties draw:stroke="dash" draw:stroke-dash="Dot_20__28_Rounded_29_" svg:stroke-width="0.051cm" draw:marker-start-width="0.279cm" draw:marker-end-width="0.279cm" svg:stroke-linecap="round" draw:fill="none" draw:textarea-vertical-align="middle" fo:padding-top="0.125cm" fo:padding-bottom="0.125cm" fo:padding-left="0.25cm" fo:padding-right="0.25cm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218cm, 1.285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546cm, 18.287cm, 8.876cm, 1.335cm)" draw:image-opacity="100%" style:mirror="none" loext:decorative="false"/>
    </style:style>
    <style:style style:name="gr6" style:family="graphic">
      <style:graphic-properties style:protect="size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g draw:style-name="gr1">
          <draw:path draw:style-name="gr2" draw:text-style-name="P1" draw:layer="layout" svg:width="23.032cm" svg:height="14.384cm" svg:x="3.033cm" svg:y="0.67cm" svg:viewBox="0 0 23033 14385" svg:d="M12034 14385c375-815 405-849 405-849l373-376 303-237 334-213 296-179c0 0 129-68 139-74 11-6 766-367 766-367l398-186 537-196 311-84 670-113 443-73c0 0 200-40 405-64 206-24 485-38 485-38l285-14 292-17 261-24 299-64 410-111 395-120 321-144 291-149 276-163 203-160 158-196 117-191 92-143 57-113c0 0 92-148 95-148s148-186 148-189 135-180 135-180l186-219 189-230 185-207 314-322 140-183 77-153 70-247 48-260 43-234 41-233 6-223-3-261-56-217-47-64-193-294-291-396-503-672c0 0-462-638-462-643 0-4-445-629-445-629l-356-608-232-522-203-416-166-318-98-157-137-117-210-102-168-78-169-82-176-101-165-104-206-132-220-98-225-65-254-57-442-57-239-17-274-38-54-14-792-64-446-40-304-7-374-10c0 0-272 0-471 1-199 2-384 4-292 4l-437-7c0 0-220 3-364 6-145 2-168 4-270 1l-158-18-215-31-210-51-401-92-337-76-209-32-176-20-189-4-185 34-210 103-165 100-202 130-170 122-246 148-199 122-152 74c0 0-189 75-185 74-57 22-159 48-159 48l-149 24-196 3-133-3-196-21-169-43-191-17h-134l-194 43-179 98-106 73c0 0-102 92-196 182-94 91-155 149-155 149l-145 135c0 0-47 51-132 121-84 70-187 152-187 152l-174 126-142 126-146 135-104 152-118 203-139 233c0 0-109 188-107 185-67 105-152 228-152 228l-139 163-182 121c-83 33-149 62-149 59 0-2-114 30-114 30l-149 3-225-31-235-81-222-54-397-118-203-105-166-125-185-146-166-115-128-67c0 0-174-15-171-18s-173 3-173 0c0-2-88 6-88 6l-174 54-173 45-197 37-147 24-163 3-188 3 70 140c0 0 34 223 34 220 0-4 11 253 11 253l42 224 52 273 71 228 39 170 35 196 17 203-25 165-84 143-138 230-95 156-202 317-142 196c0 0-354 502-357 498-3-3-240 346-240 346l-88 110-229 288-206 259-142 194-107 166-100 259-52 234-7 250 24 363 68 300 140 468 146 297c0 0 244 433 241 433-2 0 110 193 110 193l131 233 105 199 318 510 205 366 81 121 182 243 169 187c0 0 155 248 152 243-3-6 79 45 79 45l398 5 630-2 278 10 383 135 373 233 319 200c0 0 298 173 294 173-3 0 373 177 373 177l524 175 347 103 287 70 128 24 625 16 820 25h317l271-8c0 0 415-104 429-117 14-14 964-329 964-329l542-40 252 20 317 10 247 10 320 233c0 0 266 254 266 258 0 6 7 9 7 9l3 3z">
            <text:p/>
          </draw:path>
          <draw:path draw:style-name="gr3" draw:text-style-name="P2" draw:layer="layout" svg:width="10.171cm" svg:height="3.094cm" draw:transform="skewX (0.00331612557878925) rotate (-2.42461139687052) translate (22.4087484452502cm 1.99725369413267cm)" svg:viewBox="0 0 10172 3095" svg:d="M0 246c116 0 330-24 330-24l173-24 192-15 88-13 204-22c0 0 128-5 127-5-1 1 250-9 250-9l163-10 137-4 166-6 157 3 204 5 237 29 282 65 351 87 151 42c0 0 280 52 279 53-1 0 259 11 259 11l234-26 133-30 161-49 114-47c0 0 86-30 86-28 0 1 267-101 267-101l251-101 98-27 72 3 69 31 90 45 108 75c0 0 104 66 103 67 0 1 100 60 99 59l267 163 194 107 158 95 151 88 146 89 239 157 210 134 170 105c0 0 213 135 212 136 0 1 210 130 210 130 0 0 166 104 167 105 0 0 305 189 304 188-1 0 291 184 291 184 0 0 190 119 191 120 0 1 234 146 234 146l214 127 293 188 306 192 312 194 126 75 142 92">
            <text:p/>
          </draw:path>
          <draw:path draw:style-name="gr3" draw:text-style-name="P2" draw:layer="layout" svg:width="6.132cm" svg:height="4.503cm" draw:transform="skewX (-0.00349065850398856) rotate (-0.717853921345268) translate (10.3471196255408cm 2.31992420223601cm)" svg:viewBox="0 0 6133 4504" svg:d="M0 2c609 0 768-1 768-1 0 0 196-2 196-1 0 2 184 5 184 5l529 36 195 17 114 7 181 43 192 56 247 106 192 89 142 79c0 0 302 159 300 160-1 1 198 109 199 107s137 99 137 99l258 215 156 140 130 97 155 105 208 138 185 105 131 58 336 143 363 126c1-1 205 81 205 81l66 49 58 55 56 62 49 65 57 154 51 191 36 198 24 208 11 157 20 279 2 219-7 178-13 106-38 228-18 140-101 203">
            <text:p/>
          </draw:path>
          <draw:path draw:style-name="gr3" draw:text-style-name="P2" draw:layer="layout" svg:width="6.435cm" svg:height="7.196cm" draw:transform="skewX (0.00157079632679488) rotate (0.265290046303138) translate (9.17838884837873cm 7.79113071044736cm)" svg:viewBox="0 0 6436 7197" svg:d="M0 0c208 0 374 12 374 12l143 14 115 20 298 76c0 0 399 106 398 106s127 35 127 35l356 86c0 0 244 49 243 49-1-1 260 41 260 41 0 0 257 46 258 46s358 71 358 71l306 83c0 0 75 22 74 22l101 47 142 65 120 62 167 97 139 100 148 96 563 408 558 366 114 83 67 79 55 92 74 128c0 0 94 151 93 151-1-1 96 152 96 152 0 0 202 374 202 373s135 252 135 252l40 82 133 302 74 236 43 176 29 146 17 107 16 192-4 222-18 188-28 168-104 403-79 251-63 130-138 302-46 106-66 294 13 108c0 0 34 208 35 208s38 201 38 201l42 163">
            <text:p/>
          </draw:path>
          <draw:path draw:style-name="gr3" draw:text-style-name="P2" draw:layer="layout" svg:width="7.598cm" svg:height="0.767cm" draw:transform="skewX (-0.00314159265358987) rotate (-0.971799327510443) translate (18.5599274407768cm 5.34827834583289cm)" svg:viewBox="0 0 7599 768" svg:d="M0 0c278 0 509 7 509 7l141 7 175-6 131 21 257 16c0 0 143 10 142 8-1 0 326 47 326 47l160 21 147 21 137 25 86 17 258 74 137 51 87 24 314 131 255 104 218 89 155 50 169 36 66 9 183 16 157-7c0 0 168-18 166-18s193-30 193-30l251-67 254-68 245-68 220-58 338-54 265-42 252-33 198-32 140-17 227-33 206-19 200-16 132-15 102-8">
            <text:p/>
          </draw:path>
          <draw:path draw:style-name="gr3" draw:text-style-name="P2" draw:layer="layout" svg:width="1.683cm" svg:height="1.335cm" draw:transform="skewX (-0.00331612557878915) rotate (-0.820130215512136) translate (11.7575528761352cm 10.2928215992863cm)" svg:viewBox="0 0 1684 1336" svg:d="M0 0c249 0 344 19 344 19 0 0 93 14 92 14 0 2 100 29 100 29l80 27 70 53 60 54c0 0 71 117 72 118 0 1 118 133 118 133l88 107 79 99 102 115 161 196 88 111 84 93 146 168">
            <text:p/>
          </draw:path>
          <draw:path draw:style-name="gr3" draw:text-style-name="P2" draw:layer="layout" svg:width="1.754cm" svg:height="1.985cm" svg:x="11.749cm" svg:y="12.438cm" svg:viewBox="0 0 1755 1986" svg:d="M0 0c229 0 279 6 279 6 0 0 113 51 112 51s217 106 217 107 122 79 122 79l90 67 151 131 125 135 89 132 75 108 73 123c0 0 45 93 46 93s106 211 106 211l63 159 74 183 64 185 24 71c0 0 45 145 44 145h1">
            <text:p/>
          </draw:path>
          <draw:frame draw:style-name="gr4" draw:text-style-name="P2" draw:layer="layout" svg:width="28.575cm" svg:height="13.02cm" svg:x="0cm" svg:y="-0.793cm">
            <draw:image xlink:href="Pictures/100000010000077900000357E86A7998.png" xlink:type="simple" xlink:show="embed" xlink:actuate="onLoad" draw:mime-type="image/png">
              <text:p/>
            </draw:image>
          </draw:frame>
          <draw:frame draw:style-name="gr5" draw:text-style-name="P2" draw:layer="layout" svg:width="18.001cm" svg:height="3.58cm" svg:x="0cm" svg:y="12.168cm">
            <draw:image xlink:href="Pictures/100000010000077D0000037CAA594EAE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draw:path draw:style-name="gr2" draw:text-style-name="P1" draw:layer="layout" svg:width="15.047cm" svg:height="9.37cm" svg:x="5.702cm" svg:y="2.48cm" svg:viewBox="0 0 15048 9371" svg:d="M7862 9371c245-531 265-553 265-553l243-245 198-154 218-139 194-117c0 0 91-46 91-48s500-239 500-239l260-121 351-128 203-55 438-73 289-48c0 0 269-42 265-42s317-24 317-24l186-9 191-11 170-16 196-42 267-72 258-78 210-94 190-97 180-106 133-104 103-128 77-125 60-93 37-73c0 0 60-97 62-97s97-121 97-123 88-117 88-117l122-143 123-150 121-135 205-209 91-119 51-100 46-161 31-169 28-153 27-152 4-145-2-170-37-141-31-42-126-192-190-258-328-437c0 0-302-416-302-419s-291-410-291-410l-232-396-152-340-133-271-108-207-64-102-90-77-137-66-110-51-110-53-115-66-108-68-134-86-144-64-147-42-166-37-289-38-156-11-179-24-35-9-518-42-291-26-194-5-249-6c0 0-307 2-307 0s-255 2-255 2l-223-2c0 0-240 6-240 4s-168-2-168-2l-108-11-141-20-137-33-262-60-220-50-137-20-115-13-123-3-121 22-137 67-108 66-132 84-111 79-161 97-130 79-99 49c0 0-121 51-121 48s-104 31-104 31l-97 16-128 2-87-2-128-14-111-28-124-11h-88l-126 28-117 64-70 47c0 0-128 121-128 119s-101 97-101 97l-95 88c0 0-86 81-86 79s-122 99-122 99l-114 82-93 82-95 88-68 99-77 132-91 152c0 0-70 124-70 121s-99 148-99 148l-91 106-119 79c0 0-97 40-97 38s-75 20-75 20l-97 2-147-20-153-53-145-35-260-77-132-69-109-81-121-95-108-75-84-44c0 0-114-9-112-11s-113 2-113 0-57 4-57 4l-114 35-113 29-128 24-97 16-106 2-123 2 46 91c0 0 22 145 22 143s7 165 7 165l28 146 34 178 46 148 26 111 22 128 11 132-16 108-55 93-90 150-62 101-132 207-93 128c0 0-231 326-233 324s-157 225-157 225l-57 72-150 188-134 168-93 127-70 108-66 168-33 153-5 163 16 236 44 196 92 304 95 194c0 0 159 282 157 282s72 126 72 126l86 152 69 129 207 332 134 239 53 79 119 158 111 122c0 0 101 161 99 158s51 29 51 29l260 4 412-2 181 7 251 88 243 152 209 130c0 0 194 113 192 113s244 115 244 115l342 114 227 67 187 46 84 15 408 11 536 16h207l177-5c0 0 271-68 280-77s630-214 630-214l404-117 148-13 176 9 161 92 207 181c0 0 174 165 174 168s5 6 5 6l2 2z">
          <text:p/>
        </draw:path>
        <draw:frame draw:style-name="gr7" draw:text-style-name="P2" draw:layer="layout" svg:width="27.999cm" svg:height="12.942cm" svg:x="0cm" svg:y="1.401cm">
          <draw:image xlink:href="Pictures/100000010000077400000372E2A25A64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draw:frame draw:style-name="gr7" draw:text-style-name="P2" draw:layer="layout" svg:width="23.997cm" svg:height="15.16cm" svg:x="2cm" svg:y="0.292cm">
          <draw:image xlink:href="Pictures/100000010000038B0000023DD54A8917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1cm" svg:stroke-color="#ff860d" draw:marker-start-width="0.279cm" draw:marker-start-center="false" draw:marker-end-width="0.279cm" draw:marker-end-center="false" svg:stroke-linecap="round" draw:fill="solid" draw:fill-color="#ffe6cc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opacity="0%" draw:shadow-opacity="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7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6.162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594cm" svg:x="1cm" svg:y="3.123cm"/>
      <draw:page-thumbnail draw:layer="backgroundobjects" svg:width="9.294cm" svg:height="5.594cm" svg:x="1cm" svg:y="11.171cm"/>
      <draw:page-thumbnail draw:layer="backgroundobjects" svg:width="9.294cm" svg:height="5.594cm" svg:x="1cm" svg:y="19.219cm"/>
      <draw:page-thumbnail draw:layer="backgroundobjects" svg:width="9.294cm" svg:height="5.594cm" svg:x="11.295cm" svg:y="3.123cm"/>
      <draw:page-thumbnail draw:layer="backgroundobjects" svg:width="9.294cm" svg:height="5.594cm" svg:x="11.295cm" svg:y="11.171cm"/>
      <draw:page-thumbnail draw:layer="backgroundobjects" svg:width="9.294cm" svg:height="5.594cm" svg:x="11.295cm" svg:y="19.219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5cm" presentation:class="title" presentation:placeholder="true">
        <draw:text-box/>
      </draw:frame>
      <draw:frame presentation:style-name="Default-outline1" draw:layer="backgroundobjects" svg:width="25.199cm" svg:height="9.134cm" svg:x="1.4cm" svg:y="3.682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3cm" svg:y="14.34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3cm" svg:y="14.34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3T14:48:27.546455923</meta:creation-date>
    <dc:date>2024-05-30T11:38:38.597242479</dc:date>
    <meta:editing-duration>PT1H27M16S</meta:editing-duration>
    <meta:editing-cycles>15</meta:editing-cycles>
    <meta:generator>LibreOffice/7.6.7.2$Linux_X86_64 LibreOffice_project/60$Build-2</meta:generator>
    <meta:document-statistic meta:object-count="40"/>
  </office:meta>
</office:document-meta>
</file>